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tarSymbol" svg:font-family="Star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background-color="#c0c0c0" fo:padding="0.097cm" fo:border="0.05pt solid #000000">
        <style:background-image/>
      </style:table-cell-properties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c0c0c0" fo:padding="0.097cm" fo:border="0.05pt solid #000000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background-color="#c0c0c0" fo:padding="0.097cm" fo:border="0.05pt solid #000000">
        <style:background-image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background-color="#c0c0c0" fo:padding="0.097cm" fo:border="0.05pt solid #000000">
        <style:background-image/>
      </style:table-cell-properties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background-color="#c0c0c0" fo:padding="0.097cm" fo:border="0.05pt solid #000000">
        <style:background-image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background-color="#c0c0c0" fo:padding="0.097cm" fo:border="0.05pt solid #000000">
        <style:background-image/>
      </style:table-cell-properties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background-color="#c0c0c0" fo:padding="0.097cm" fo:border="0.05pt solid #000000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background-color="#c0c0c0" fo:padding="0.097cm" fo:border="0.05pt solid #000000">
        <style:background-image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background-color="#c0c0c0" fo:padding="0.097cm" fo:border="0.05pt solid #000000">
        <style:background-image/>
      </style:table-cell-properties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12" style:family="paragraph" style:parent-style-name="Standard">
      <style:paragraph-properties style:line-height-at-least="0.503cm"/>
      <style:text-properties fo:color="#000000" style:font-name="Calibri" fo:font-size="12pt" fo:font-weight="normal" fo:background-color="#fffffe" style:font-size-asian="12pt" style:font-size-complex="12pt"/>
    </style:style>
    <style:style style:name="P13" style:family="paragraph" style:parent-style-name="Standard">
      <style:text-properties fo:color="#000000" style:font-name="Calibri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000000" style:font-name="Calibri" fo:font-size="12pt" style:font-size-asian="12pt" style:font-size-complex="12pt"/>
    </style:style>
    <style:style style:name="P16" style:family="paragraph" style:parent-style-name="Preformatted_20_Text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color="#000000" style:font-name="Calibri" fo:font-size="12pt" style:font-size-asian="12pt" style:font-size-complex="12pt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paragraph-rsid="001d5047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Calibri" fo:font-size="12pt" fo:font-weight="bold" fo:background-color="#fff20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color="#000000" style:font-name="Calibri" fo:font-size="12pt" fo:font-weight="bold" fo:background-color="#00a933" style:font-size-asian="12pt" style:font-weight-asian="bold" style:font-size-complex="12pt" style:font-weight-complex="bold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Calibri" fo:font-size="12pt" style:font-size-asian="12pt" style:font-size-complex="12pt"/>
    </style:style>
    <style:style style:name="T4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Calibri" style:font-size-asian="12pt"/>
    </style:style>
    <style:style style:name="T6" style:family="text">
      <style:text-properties fo:color="#000000" style:font-name="Calibri" fo:font-weight="normal" fo:background-color="#fffffe" loext:char-shading-value="0" style:font-size-asian="12pt" style:font-weight-asian="normal" style:font-weight-complex="normal"/>
    </style:style>
    <style:style style:name="T7" style:family="text">
      <style:text-properties style:font-name="Calibri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Python </text:p>
            <text:p text:style-name="P3">Hoja 2 if <text:s text:c="2"/>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Ejercicio <text:s/>1</text:p>
          </table:table-cell>
        </table:table-row>
      </table:table>
      <text:p text:style-name="P14"/>
      <text:p text:style-name="P14">Escribir un programa que pida dos valores enteros. </text:p>
      <text:p text:style-name="P14"/>
      <text:p text:style-name="P14">Y que imprima por pantalla:</text:p>
      <text:list xml:id="list828990492" text:style-name="L1">
        <text:list-item>
          <text:p text:style-name="P20">Si el primero es menor que el segundo, que imprima el mensaje “Primero menor”. </text:p>
        </text:list-item>
        <text:list-item>
          <text:p text:style-name="P20">Si el segundo es menor que el primero, que imprima el mensaje “Segundo menor”. </text:p>
        </text:list-item>
        <text:list-item>
          <text:p text:style-name="P20">Si los números son iguales, que imprima el mensaje ``Son iguales''. </text:p>
        </text:list-item>
      </text:list>
      <text:p text:style-name="P14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Ejercicio <text:s/>2</text:p>
          </table:table-cell>
        </table:table-row>
      </table:table>
      <text:p text:style-name="P14"/>
      <text:p text:style-name="P14">Escribir un programa que pida un número entero y escriba por pantalla:</text:p>
      <text:p text:style-name="P14"><text:tab/>“El número introducido es PAR”, en el caso de que sea par.</text:p>
      <text:p text:style-name="P14"><text:tab/>“El número introducido es IMPAR”, en el caso de que sea impar .</text:p>
      <text:p text:style-name="P14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Ejercicio <text:s/>3</text:p>
          </table:table-cell>
        </table:table-row>
      </table:table>
      <text:p text:style-name="P7"><text:span text:style-name="article_5f_seperator"><text:span text:style-name="T2"/></text:span></text:p>
      <text:p text:style-name="P6"><text:span text:style-name="T3">Escribir un programa que pida dos valores enteros e imprima por pantalla el mayor de ellos: </text:span><text:span text:style-name="article_5f_seperator"><text:span text:style-name="T3">“El número mayor es : &lt;numero_mayor &gt;”</text:span></text:span></text:p>
      <text:p text:style-name="P7"><text:span text:style-name="article_5f_seperator"><text:span text:style-name="T5">Si son iguales se imprimirá: “Son iguales”</text:span></text:span></text:p>
      <text:p text:style-name="P10"><text:span text:style-name="article_5f_seperator"><text:span text:style-name="T4"/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>Ejercicio <text:s/>4</text:p>
          </table:table-cell>
        </table:table-row>
      </table:table>
      <text:p text:style-name="P18"/>
      <text:p text:style-name="P14">Escribir un programa que pida una cantidad en Euros e informe de su equivalente en Dolares, sabiendo que el cambio a día de hoy es <text:s/>1 Euro = 1,4715 Dolares</text:p>
      <text:p text:style-name="P9"><text:span text:style-name="article_5f_seperator"><text:span text:style-name="T1">El programa nos dará un mensaje de error si la cantidad introducida es negativa.</text:span></text:span></text:p>
      <text:p text:style-name="P18"/>
      <table:table table:name="Tabla8" table:style-name="Tabla8">
        <table:table-column table:style-name="Tabla8.A"/>
        <table:table-row>
          <table:table-cell table:style-name="Tabla8.A1" office:value-type="string">
            <text:p text:style-name="P22">Ejercicio <text:s/>5</text:p>
          </table:table-cell>
        </table:table-row>
      </table:table>
      <text:p text:style-name="P9"><text:span text:style-name="article_5f_seperator"><text:span text:style-name="T1">Vamos a crear un pequeño menú </text:span></text:span></text:p>
      <text:p text:style-name="P18">Cálculo de áreas - Elige una figura geométrica:</text:p>
      <text:p text:style-name="P18">a) Triángulo</text:p>
      <text:p text:style-name="P18">b) Círculo</text:p>
      <text:p text:style-name="P18">Si elegimos a o A nos debe pedir la base y la altura y devolvernos el area de ese triangulo</text:p>
      <text:p text:style-name="P18">Si elegimos la b o B debe pedir el radio y calcular el area(recordad a=pi*r2)</text:p>
      <text:p text:style-name="P17"><text:span text:style-name="article_5f_seperator"><text:span text:style-name="T3"/></text:span></text:p>
      <text:p text:style-name="P17"><text:span text:style-name="article_5f_seperator"><text:span text:style-name="T3"/></text:span></text:p>
      <text:p text:style-name="P17"><text:span text:style-name="article_5f_seperator"><text:span text:style-name="T3"/></text:span></text:p>
      <text:p text:style-name="P17"><text:span text:style-name="article_5f_seperator"><text:span text:style-name="T3"/></text:span>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3">Ejercicio <text:s/>6</text:p>
          </table:table-cell>
        </table:table-row>
      </table:table>
      <text:p text:style-name="P6"><text:span text:style-name="article_5f_seperator"><text:span text:style-name="T2">Crear un comparador de años, Debemos pedir el año en que nos encontramos, y después el año que nos apetezca. Una vez introducidos estos datos, nos deben aparecer los siguientes mensajes:</text:span></text:span></text:p>
      <text:p text:style-name="P21"><text:span text:style-name="article_5f_seperator"><text:span text:style-name="T2">Desde el año xxx han pasado yyy años</text:span></text:span></text:p>
      <text:p text:style-name="P6"><text:span text:style-name="article_5f_seperator"><text:span text:style-name="T2">Para llegar al año xxxx faltan yyy años</text:span></text:span></text:p>
      <text:p text:style-name="P6"><text:span text:style-name="article_5f_seperator"><text:span text:style-name="T2">xxx es la fecha que has puesto en segundo lugar(la que te apetecia)</text:span></text:span></text:p>
      <text:p text:style-name="P6"><text:span text:style-name="article_5f_seperator"><text:span text:style-name="T2">yyy es la resta entre las dos fechas</text:span></text:span></text:p>
      <text:p text:style-name="P16"><text:span text:style-name="article_5f_seperator"><text:span text:style-name="T3"/></text:span></text:p>
      <text:p text:style-name="P6"><text:span text:style-name="article_5f_seperator"><text:span text:style-name="T2">Los mensajes aparecerán según si la segunda fecha es mayor o menor a la actual</text:span></text:span></text:p>
      <text:p text:style-name="P16"><text:span text:style-name="article_5f_seperator"><text:span text:style-name="T3"/></text:span></text:p>
      <text:p text:style-name="P16"><text:span text:style-name="article_5f_seperator"><text:span text:style-name="T3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Ejercicio <text:s/>7</text:p>
          </table:table-cell>
        </table:table-row>
      </table:table>
      <text:p text:style-name="P6"><text:span text:style-name="article_5f_seperator"><text:span text:style-name="T3">Un almacén realiza un descuento del 40% si se compran más de 100 unidades de un mismo artículo; un 20% si se compran entre 25 y 100 unidades y un 10% si se compran entre 10 y 24 unidades. Escribir un programa que pregunte el precio de un artículo y la cantidad comprada y calcule e informe del total a pagar así como del descuento aplicado.</text:span></text:span></text:p>
      <text:p text:style-name="P6"><text:span text:style-name="article_5f_seperator"><text:span text:style-name="T3"/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Ejercicio <text:s/>8</text:p>
          </table:table-cell>
        </table:table-row>
      </table:table>
      <text:p text:style-name="P6"><text:span text:style-name="article_5f_seperator"><text:span text:style-name="T3"/></text:span></text:p>
      <text:p text:style-name="P9"><text:span text:style-name="article_5f_seperator"><text:span text:style-name="T1">Generar un número aleatorio entre 1 y 20. Luego informar si el número tiene uno o dos dígitos<text:tab/></text:span></text:span></text:p>
      <text:p text:style-name="P7"><text:span text:style-name="article_5f_seperator"><text:span text:style-name="T3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Ejercicio <text:s/>9</text:p>
          </table:table-cell>
        </table:table-row>
      </table:table>
      <text:p text:style-name="P14">Vamos a pedir tres número y debemos mostrar los siguientes mensajes según los valores introducidos:</text:p>
      <text:p text:style-name="P14">Ha escrito uno de los números dos veces</text:p>
      <text:p text:style-name="P14">Ha escrito tres veces el mismo número</text:p>
      <text:p text:style-name="P14">Los tres números que ha escrito son distintos</text:p>
      <text:p text:style-name="P19"/>
      <table:table table:name="Tabla6" table:style-name="Tabla6">
        <table:table-column table:style-name="Tabla6.A"/>
        <table:table-row>
          <table:table-cell table:style-name="Tabla6.A1" office:value-type="string">
            <text:p text:style-name="P23">Ejercicio <text:s/>10</text:p>
          </table:table-cell>
        </table:table-row>
      </table:table>
      <text:p text:style-name="P11"><text:span text:style-name="article_5f_seperator"><text:span text:style-name="T6">Escribe un programa que pregunte el color de un coche, y que gestione el precio del seguro de un coche de la clase turismo, dependiendo de su color, según la siguiente tabla:</text:span></text:span></text:p>
      <text:p text:style-name="P12"/>
      <text:p text:style-name="P12"><text:s/>COLOR PRECIO</text:p>
      <text:p text:style-name="P12"><text:s/>Blanco 325 €</text:p>
      <text:p text:style-name="P12"><text:s/>Rojo o amarillo 525 €</text:p>
      <text:p text:style-name="P12"><text:s/>Resto 450 €</text:p>
      <text:p text:style-name="P12"/>
      <text:p text:style-name="P12">Y que dé como resultado lo que le costará el seguro en función del color introducido.</text:p>
      <text:p text:style-name="P15"/>
      <text:p text:style-name="P8"><text:span text:style-name="article_5f_seperator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tarSymbol" svg:font-family="Star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family="'Nimbus Roman No9 L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article_5f_seperator" style:display-name="article_seperator" style:family="text" style:parent-style-name="Fuente_20_de_20_párrafo_20_predeter.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tina</meta:initial-creator>
    <meta:creation-date>2010-01-21T05:47:40</meta:creation-date>
    <dc:date>2018-09-24T18:48:03.130000000</dc:date>
    <meta:editing-cycles>171</meta:editing-cycles>
    <meta:editing-duration>PT22H41M54S</meta:editing-duration>
    <meta:document-statistic meta:table-count="11" meta:image-count="0" meta:object-count="0" meta:page-count="2" meta:paragraph-count="49" meta:word-count="510" meta:character-count="2730" meta:non-whitespace-character-count="2245"/>
    <meta:user-defined meta:name="Información 1"/>
    <meta:user-defined meta:name="Información 2"/>
    <meta:user-defined meta:name="Información 3"/>
    <meta:user-defined meta:name="Información 4"/>
  </office:meta>
</office:document-meta>
</file>